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ED000001AB54C820ED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6.8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6.386cm" fo:min-width="5.636cm"/>
    </style:style>
    <style:style style:name="gr8" style:family="graphic" style:parent-style-name="standard">
      <style:graphic-properties draw:fill="solid" draw:fill-color="#ffcccc" draw:textarea-horizontal-align="justify" draw:textarea-vertical-align="top" draw:auto-grow-height="false" fo:min-height="3.27cm" fo:min-width="4.12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1.194cm" fo:min-width="2.644cm"/>
    </style:style>
    <style:style style:name="gr10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556cm" fo:min-width="2.606cm"/>
    </style:style>
    <style:style style:name="gr12" style:family="graphic" style:parent-style-name="standard">
      <style:graphic-properties draw:fill="solid" draw:fill-color="#ffff66" draw:textarea-horizontal-align="justify" draw:textarea-vertical-align="top" draw:auto-grow-height="false" fo:min-height="5.256cm" fo:min-width="18.506cm"/>
    </style:style>
    <style:style style:name="gr13" style:family="graphic" style:parent-style-name="Obiekt_20_bez_20_wypełnienia_20_i_20_bez_20_linii">
      <style:graphic-properties draw:textarea-vertical-align="middle" draw:ole-draw-aspect="1"/>
    </style:style>
    <style:style style:name="gr14" style:family="graphic" style:parent-style-name="standard">
      <style:graphic-properties draw:fill="solid" draw:fill-color="#ccff99" draw:textarea-horizontal-align="justify" draw:textarea-vertical-align="middle" draw:auto-grow-height="false" fo:min-height="2.368cm" fo:min-width="4.118cm"/>
    </style:style>
    <style:style style:name="gr15" style:family="graphic" style:parent-style-name="standard">
      <style:graphic-properties draw:fill="solid" draw:fill-color="#ffcccc" draw:textarea-horizontal-align="justify" draw:textarea-vertical-align="middle" draw:auto-grow-height="false" fo:min-height="2.188cm" fo:min-width="4.938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2.368cm" fo:min-width="4.318cm"/>
    </style:style>
    <style:style style:name="gr17" style:family="graphic" style:parent-style-name="standard">
      <style:graphic-properties draw:fill="solid" draw:fill-color="#ccff00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iekt_20_bez_20_wypełnienia_20_i_20_bez_20_linii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0.6cm" svg:height="0.5cm" svg:x="16.2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048cm" svg:height="0.5cm" svg:x="15.75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7.8cm" svg:x="10.6cm" svg:y="2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5cm" svg:height="3.7cm" svg:x="11.8cm" svg:y="3.7cm">
          <text:p text:style-name="P1"><text:span text:style-name="T1">F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5.1cm" svg:height="2.1cm" svg:x="23.1cm" svg:y="2.4cm">
          <text:p text:style-name="P1"><text:span text:style-name="T2">Szlaban </text:span></text:p>
          <text:p text:style-name="P1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5.1cm" svg:height="2.7cm" svg:x="23cm" svg:y="6.2cm">
          <text:p text:style-name="P1"><text:span text:style-name="T2">Terminal do</text:span></text:p>
          <text:p text:style-name="P1"><text:span text:style-name="T2">wpisywania</text:span></text:p>
          <text:p text:style-name="P1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8cm" svg:height="7.3cm" svg:x="1.5cm" svg:y="1.9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4" draw:id="id4" draw:layer="layout" svg:width="5cm" svg:height="3.9cm" svg:x="2.3cm" svg:y="3.6cm">
          <text:p text:style-name="P1"><text:span text:style-name="T1">LPC23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cm" svg:height="1.6cm" svg:x="12.7cm" svg:y="5.1cm">
          <text:p text:style-name="P1"><text:span text:style-name="T3">PicoBala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6" draw:id="id6" draw:layer="layout" svg:width="4cm" svg:height="1.6cm" svg:x="12.3cm" svg:y="7.8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3cm" svg:height="2cm" svg:x="3.2cm" svg:y="4.9cm">
          <text:p text:style-name="P1"><text:span text:style-name="T3">Ethernet</text:span></text:p>
          <text:p text:style-name="P1"><text:span text:style-name="T3">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9.6cm" svg:height="6.1cm" svg:x="1.3cm" svg:y="13.3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9.031cm" svg:height="2.257cm" svg:x="1.897cm" svg:y="13.76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1" xml:id="id2" draw:id="id2" draw:layer="layout" svg:width="4.9cm" svg:height="2.9cm" svg:x="8.5cm" svg:y="15.5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5.7cm" svg:height="2.7cm" draw:transform="skewX (0.00191986217719376) translate (14.5cm 15.6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" draw:id="id1" draw:layer="layout" svg:width="5.1cm" svg:height="2.9cm" svg:x="2.2cm" svg:y="15.5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svg:x1="7.3cm" svg:y1="16.95cm" svg:x2="8.5cm" svg:y2="16.95cm" draw:start-shape="id1" draw:end-shape="id2" svg:d="M7300 16950h1200" svg:viewBox="0 0 1201 1">
          <text:p/>
        </draw:connector>
        <draw:connector draw:style-name="standard" draw:text-style-name="P1" draw:layer="layout" svg:x1="13.4cm" svg:y1="16.95cm" svg:x2="14.497cm" svg:y2="16.95cm" draw:start-shape="id2" draw:end-shape="id3" svg:d="M13400 16950h1097" svg:viewBox="0 0 1098 1">
          <text:p/>
        </draw:connector>
        <draw:connector draw:style-name="standard" draw:text-style-name="P2" draw:layer="layout" svg:x1="7.3cm" svg:y1="5.55cm" svg:x2="11.8cm" svg:y2="5.55cm" draw:start-shape="id4" draw:start-glue-point="1" draw:end-shape="id5" draw:end-glue-point="3" svg:d="M7300 5550h4500" svg:viewBox="0 0 4501 1">
          <text:p text:style-name="P1"><text:span text:style-name="T1">FMC</text:span></text:p>
          <text:p text:style-name="P1"><text:span text:style-name="T1"/></text:p>
        </draw:connector>
        <draw:connector draw:style-name="standard" draw:text-style-name="P1" draw:layer="layout" svg:x1="14.3cm" svg:y1="7.4cm" svg:x2="14.3cm" svg:y2="7.8cm" draw:start-shape="id5" draw:start-glue-point="2" draw:end-shape="id6" draw:end-glue-point="0" svg:d="M14300 7400v400" svg:viewBox="0 0 1 401">
          <text:p/>
        </draw:connector>
        <draw:connector draw:style-name="standard" draw:text-style-name="P1" draw:layer="layout" svg:x1="16.8cm" svg:y1="6.35cm" svg:x2="23cm" svg:y2="7.55cm" draw:start-shape="id7" draw:start-glue-point="1" draw:end-shape="id8" draw:end-glue-point="3" svg:d="M16800 63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standard" draw:text-style-name="P1" draw:layer="layout" svg:x1="16.8cm" svg:y1="4.65cm" svg:x2="23.1cm" svg:y2="3.45cm" draw:start-shape="id9" draw:start-glue-point="1" draw:end-shape="id10" draw:end-glue-point="3" svg:d="M16800 46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17" draw:text-style-name="P1" draw:layer="layout" svg:x1="25.55cm" svg:y1="10.4cm" svg:x2="25.55cm" svg:y2="8.9cm" draw:start-shape="id11" draw:start-glue-point="0" draw:end-shape="id8" svg:d="M25550 10400v-1500" svg:viewBox="0 0 1 1501">
          <text:p/>
        </draw:connector>
        <draw:connector draw:style-name="gr18" draw:text-style-name="P1" draw:layer="layout" draw:line-skew="-0.651cm" svg:x1="14.3cm" svg:y1="9.4cm" svg:x2="4.75cm" svg:y2="15.5cm" draw:start-shape="id6" draw:end-shape="id1" draw:end-glue-point="0" svg:d="M14300 9400v2400h-9550v3700" svg:viewBox="0 0 9551 6101">
          <text:p text:style-name="P1">Ethernet</text:p>
          <text:p text:style-name="P1"/>
          <text:p text:style-name="P1"/>
          <text:p text:style-name="P1"/>
        </draw:connector>
        <draw:custom-shape draw:style-name="gr6" draw:text-style-name="P3" xml:id="id12" draw:id="id12" draw:layer="layout" svg:width="5.1cm" svg:height="2.7cm" svg:x="23cm" svg:y="15.6cm">
          <text:p text:style-name="P1"><text:span text:style-name="T2">Urządzenie </text:span></text:p>
          <text:p text:style-name="P1"><text:span text:style-name="T2">z dostępem do </text:span></text:p>
          <text:p text:style-name="P1"><text:span text:style-name="T2">internet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svg:x1="20.197cm" svg:y1="16.95cm" svg:x2="23cm" svg:y2="16.95cm" draw:start-shape="id3" draw:start-glue-point="1" draw:end-shape="id12" draw:end-glue-point="3" svg:d="M20197 16950h2803" svg:viewBox="0 0 2804 1">
          <text:p/>
        </draw:connector>
        <draw:connector draw:style-name="standard" draw:text-style-name="P1" draw:layer="layout" svg:x1="25.55cm" svg:y1="15.6cm" svg:x2="25.55cm" svg:y2="13.854cm" draw:start-shape="id12" draw:start-glue-point="0" draw:end-shape="id11" svg:d="M25550 15600v-1746" svg:viewBox="0 0 1 1747">
          <text:p/>
        </draw:connector>
        <draw:frame draw:style-name="gr19" draw:layer="layout" svg:width="2.932cm" svg:height="1.673cm" svg:x="20.168cm" svg:y="3.8cm">
          <draw:text-box>
            <text:p>Sygnały </text:p>
            <text:p>zwrotne</text:p>
          </draw:text-box>
        </draw:frame>
        <draw:frame draw:style-name="gr20" draw:text-style-name="P1" xml:id="id11" draw:id="id11" draw:layer="layout" svg:width="2.1cm" svg:height="3.454cm" svg:x="24.5cm" svg:y="10.4cm">
          <draw:image xlink:href="Pictures/10000000000000ED000001AB54C820ED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5-12-10T21:39:32.979000000</dc:date>
    <meta:editing-duration>PT2H4M34S</meta:editing-duration>
    <meta:editing-cycles>26</meta:editing-cycles>
    <meta:generator>LibreOffice/4.3.5.2$Windows_x86 LibreOffice_project/3a87456aaa6a95c63eea1c1b3201acedf0751bd5</meta:generator>
    <meta:document-statistic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